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_20__28_var_29_"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35cm" draw:marker-end-width="0.35cm" draw:fill="solid" draw:fill-color="#ffffff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5cm"/>
    </style:style>
    <style:style style:name="gr4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3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13.5cm" svg:height="13cm" svg:x="11.5cm" svg:y="4cm">
          <text:p/>
          <draw:enhanced-geometry svg:viewBox="0 0 21600 21600" draw:path-stretchpoint-x="10800" draw:path-stretchpoint-y="10800" draw:text-areas="?f3 ?f4 ?f5 ?f6" draw:type="round-rectangle" draw:modifiers="694.4696561802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2" draw:text-style-name="P1" draw:layer="layout" svg:width="4cm" svg:height="3cm" svg:x="4cm" svg:y="4cm">
          <text:p text:style-name="P1">sketch1.pde</text:p>
        </draw:rect>
        <draw:rect draw:style-name="gr2" draw:text-style-name="P1" draw:layer="layout" svg:width="4cm" svg:height="3cm" svg:x="4cm" svg:y="9cm">
          <text:p text:style-name="P1">sketch2.pde</text:p>
        </draw:rect>
        <draw:rect draw:style-name="gr2" draw:text-style-name="P1" draw:layer="layout" svg:width="4cm" svg:height="3cm" svg:x="4cm" svg:y="14cm">
          <text:p text:style-name="P1">sketch3.pde</text:p>
        </draw:rect>
        <draw:frame draw:style-name="gr3" draw:text-style-name="P1" draw:layer="layout" svg:width="7cm" svg:height="0.963cm" svg:x="15.5cm" svg:y="15.75cm">
          <draw:text-box>
            <text:p text:style-name="P1">server_sketch.pde</text:p>
          </draw:text-box>
        </draw:frame>
        <draw:line draw:style-name="gr4" draw:text-style-name="P1" draw:layer="layout" svg:x1="8.25cm" svg:y1="5cm" svg:x2="13cm" svg:y2="9cm">
          <text:p/>
        </draw:line>
        <draw:line draw:style-name="gr4" draw:text-style-name="P1" draw:layer="layout" svg:x1="8.25cm" svg:y1="10cm" svg:x2="13cm" svg:y2="10cm">
          <text:p/>
        </draw:line>
        <draw:line draw:style-name="gr4" draw:text-style-name="P1" draw:layer="layout" svg:x1="8.25cm" svg:y1="15cm" svg:x2="13cm" svg:y2="11cm">
          <text:p/>
        </draw:line>
        <draw:rect draw:style-name="gr2" draw:text-style-name="P1" draw:layer="layout" svg:width="3.25cm" svg:height="2.25cm" svg:x="21cm" svg:y="6cm">
          <text:p text:style-name="P1">sketch1</text:p>
          <text:p text:style-name="P1">PImage</text:p>
        </draw:rect>
        <draw:rect draw:style-name="gr2" draw:text-style-name="P1" draw:layer="layout" svg:width="3.25cm" svg:height="2.25cm" svg:x="20.95cm" svg:y="9cm">
          <text:p text:style-name="P1">sketch2</text:p>
          <text:p text:style-name="P1">PImage</text:p>
        </draw:rect>
        <draw:rect draw:style-name="gr2" draw:text-style-name="P1" draw:layer="layout" svg:width="3.25cm" svg:height="2.25cm" svg:x="20.9cm" svg:y="12cm">
          <text:p text:style-name="P1">sketch3</text:p>
          <text:p text:style-name="P1">PImage</text:p>
        </draw:rect>
        <draw:frame draw:style-name="gr5" draw:layer="layout" svg:width="2.928cm" svg:height="0.963cm" svg:x="8.322cm" svg:y="10.037cm">
          <draw:text-box>
            <text:p>publish()</text:p>
          </draw:text-box>
        </draw:frame>
        <draw:frame draw:style-name="gr5" draw:layer="layout" svg:width="2.928cm" svg:height="0.963cm" svg:x="8.5cm" svg:y="4.287cm">
          <draw:text-box>
            <text:p>publish()</text:p>
          </draw:text-box>
        </draw:frame>
        <draw:frame draw:style-name="gr5" draw:layer="layout" svg:width="2.928cm" svg:height="0.963cm" svg:x="8.5cm" svg:y="14.537cm">
          <draw:text-box>
            <text:p>publish()</text:p>
          </draw:text-box>
        </draw:frame>
        <draw:line draw:style-name="gr4" draw:text-style-name="P1" draw:layer="layout" svg:x1="18cm" svg:y1="9cm" svg:x2="20.75cm" svg:y2="7cm">
          <text:p/>
        </draw:line>
        <draw:line draw:style-name="gr4" draw:text-style-name="P1" draw:layer="layout" svg:x1="18cm" svg:y1="10cm" svg:x2="20.75cm" svg:y2="10cm">
          <text:p/>
        </draw:line>
        <draw:line draw:style-name="gr4" draw:text-style-name="P1" draw:layer="layout" svg:x1="18cm" svg:y1="11cm" svg:x2="20.75cm" svg:y2="13cm">
          <text:p/>
        </draw:line>
        <draw:custom-shape draw:style-name="gr6" draw:text-style-name="P1" draw:layer="layout" svg:width="4.5cm" svg:height="3cm" svg:x="13.25cm" svg:y="8.5cm">
          <text:p text:style-name="P1">Remote</text:p>
          <text:p text:style-name="P1">Server</text:p>
          <draw:enhanced-geometry svg:viewBox="0 0 21600 21600" draw:path-stretchpoint-x="10800" draw:path-stretchpoint-y="10800" draw:text-areas="?f3 ?f4 ?f5 ?f6" draw:type="round-rectangle" draw:modifiers="5362.21259580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2" draw:layer="layout" svg:width="3.99cm" svg:height="0.963cm" svg:x="16cm" svg:y="12.287cm">
          <draw:text-box>
            <text:p>getPImage(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08T22:00:36.40</meta:creation-date>
    <dc:date>2013-05-08T22:20:13.95</dc:date>
    <meta:editing-duration>PT3M53S</meta:editing-duration>
    <meta:editing-cycles>1</meta:editing-cycles>
    <meta:document-statistic meta:object-count="19"/>
    <meta:generator>OpenOffice.org/3.4$Win32 OpenOffice.org_project/340m1$Build-9590</meta:generator>
  </office:meta>
</office:document-meta>
</file>